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Handler.exportData( ExportContext context , boolean isCollection , Node conten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Handler.forceCompatibleContent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Handler.canImport( ImportContext context , boolean isColle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Handler.exportProperties( ExportContext context , boolean isCollection , Node conten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Handler.XmlHandler( IOManager ioManager , String collectionNodetype , String defaultNodetype , String content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Handler.XmlHandler( IOManager io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Handler.canExport( ExportContext context , boolean isCol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Handler.Xm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Handler.importData( ImportContext context , boolean isCollection , Node conten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Handler.importProperties( ImportContext context , boolean isCollection , Node conten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